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1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02:17:48.897564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5T15:36:23.461782754</meta:creation-date>
    <dc:date>2022-06-07T02:24:15.738152328</dc:date>
    <meta:editing-duration>PT4H53M28S</meta:editing-duration>
    <meta:editing-cycles>3</meta:editing-cycles>
    <meta:generator>LibreOffice/6.4.7.2$Linux_X86_64 LibreOffice_project/40$Build-2</meta:generator>
    <meta:document-statistic meta:table-count="1" meta:cell-count="132" meta:object-count="0"/>
  </office:meta>
</office:document-meta>
</file>